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ConceptScheme URI</text:p>
          </table:table-cell>
          <table:table-cell office:value-type="string">
            <text:p>http://data.sparna.fr/vocabularies/days</text:p>
          </table:table-cell>
          <table:table-cell table:number-columns-repeated="3"/>
        </table:table-row>
        <table:table-row table:style-name="ro1">
          <table:table-cell office:value-type="string">
            <text:p>PREFIX</text:p>
          </table:table-cell>
          <table:table-cell office:value-type="string">
            <text:p>days</text:p>
          </table:table-cell>
          <table:table-cell office:value-type="string">
            <text:p>http://data.sparna.fr/vocabularies/days#</text:p>
          </table:table-cell>
          <table:table-cell table:number-columns-repeated="2"/>
        </table:table-row>
        <table:table-row table:style-name="ro1">
          <table:table-cell office:value-type="string">
            <text:p>dct:title@en</text:p>
          </table:table-cell>
          <table:table-cell office:value-type="string">
            <text:p>Weekdays</text:p>
          </table:table-cell>
          <table:table-cell table:number-columns-repeated="3"/>
        </table:table-row>
        <table:table-row table:style-name="ro1">
          <table:table-cell office:value-type="string">
            <text:p>dct:title@fr</text:p>
          </table:table-cell>
          <table:table-cell office:value-type="string">
            <text:p>La semaine</text:p>
          </table:table-cell>
          <table:table-cell table:number-columns-repeated="3"/>
        </table:table-row>
        <table:table-row table:style-name="ro1">
          <table:table-cell office:value-type="string">
            <text:p>dct:description@en</text:p>
          </table:table-cell>
          <table:table-cell office:value-type="string">
            <text:p>The days of the week</text:p>
          </table:table-cell>
          <table:table-cell table:number-columns-repeated="3"/>
        </table:table-row>
        <table:table-row table:style-name="ro1">
          <table:table-cell office:value-type="string">
            <text:p>dct:description@fr</text:p>
          </table:table-cell>
          <table:table-cell office:value-type="string">
            <text:p>Les jours de la semain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This exemple illustrates multilingual column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URI</text:p>
          </table:table-cell>
          <table:table-cell office:value-type="string">
            <text:p>skos:prefLabel@en</text:p>
          </table:table-cell>
          <table:table-cell office:value-type="string">
            <text:p>skos:prefLabel@fr</text:p>
          </table:table-cell>
          <table:table-cell table:number-columns-repeated="2" office:value-type="string">
            <text:p>skos:altLabel@en</text:p>
          </table:table-cell>
        </table:table-row>
        <table:table-row table:style-name="ro1">
          <table:table-cell office:value-type="string">
            <text:p>days:monday</text:p>
          </table:table-cell>
          <table:table-cell office:value-type="string">
            <text:p>Monday</text:p>
          </table:table-cell>
          <table:table-cell office:value-type="string">
            <text:p>Lundi</text:p>
          </table:table-cell>
          <table:table-cell office:value-type="string">
            <text:p>m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ays:tuesday</text:p>
          </table:table-cell>
          <table:table-cell office:value-type="string">
            <text:p>Tuesday</text:p>
          </table:table-cell>
          <table:table-cell office:value-type="string">
            <text:p>Mardi</text:p>
          </table:table-cell>
          <table:table-cell office:value-type="string">
            <text:p>tu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ays:wednesday</text:p>
          </table:table-cell>
          <table:table-cell office:value-type="string">
            <text:p>Wednesday</text:p>
          </table:table-cell>
          <table:table-cell office:value-type="string">
            <text:p>Mercredi</text:p>
          </table:table-cell>
          <table:table-cell office:value-type="string">
            <text:p>we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ays:thursday</text:p>
          </table:table-cell>
          <table:table-cell office:value-type="string">
            <text:p>Thursday</text:p>
          </table:table-cell>
          <table:table-cell office:value-type="string">
            <text:p>Jeudi</text:p>
          </table:table-cell>
          <table:table-cell office:value-type="string">
            <text:p>thu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ays:friday</text:p>
          </table:table-cell>
          <table:table-cell office:value-type="string">
            <text:p>Friday</text:p>
          </table:table-cell>
          <table:table-cell office:value-type="string">
            <text:p>Vendredi</text:p>
          </table:table-cell>
          <table:table-cell office:value-type="string">
            <text:p>fri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ays:saturday</text:p>
          </table:table-cell>
          <table:table-cell office:value-type="string">
            <text:p>Saturday</text:p>
          </table:table-cell>
          <table:table-cell office:value-type="string">
            <text:p>Samedi</text:p>
          </table:table-cell>
          <table:table-cell office:value-type="string">
            <text:p>sa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days:sunday</text:p>
          </table:table-cell>
          <table:table-cell office:value-type="string">
            <text:p>Sunday</text:p>
          </table:table-cell>
          <table:table-cell office:value-type="string">
            <text:p>Dimanche</text:p>
          </table:table-cell>
          <table:table-cell office:value-type="string">
            <text:p>sun</text:p>
          </table:table-cell>
          <table:table-cell office:value-type="float" office:value="7">
            <text:p>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30">30/04/2026</text:date>, <text:time>09:4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5S</meta:editing-duration>
    <meta:editing-cycles>4</meta:editing-cycles>
    <meta:generator>OpenOffice/4.1.16$Win32 OpenOffice.org_project/4116m3$Build-9816</meta:generator>
    <dc:date>2026-04-30T09:43:18.25</dc:date>
    <dc:creator>Arthur Leroux</dc:creator>
    <meta:document-statistic meta:table-count="3" meta:cell-count="54" meta:object-count="0"/>
    <meta:user-defined meta:name="Info 1"/>
    <meta:user-defined meta:name="Info 2"/>
    <meta:user-defined meta:name="Info 3"/>
    <meta:user-defined meta:name="Info 4"/>
  </office:meta>
</office:document-meta>
</file>